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Tahom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17367" officeooo:paragraph-rsid="00017367"/>
    </style:style>
    <style:style style:name="P2" style:family="paragraph" style:parent-style-name="Heading_20_1">
      <style:text-properties style:font-name="Liberation Sans" fo:font-size="18.2000007629395pt" fo:font-weight="bold" officeooo:rsid="000199e6" officeooo:paragraph-rsid="0004f497" style:font-name-asian="Microsoft YaHei" style:font-size-asian="18.2000007629395pt" style:font-weight-asian="bold" style:font-name-complex="Mangal" style:font-size-complex="18.2000007629395pt" style:font-weight-complex="bold"/>
    </style:style>
    <style:style style:name="P3" style:family="paragraph" style:parent-style-name="Heading_20_1">
      <style:text-properties officeooo:rsid="00107f01" officeooo:paragraph-rsid="00107f01"/>
    </style:style>
    <style:style style:name="P4" style:family="paragraph" style:parent-style-name="Heading_20_3">
      <style:text-properties officeooo:rsid="00107f01" officeooo:paragraph-rsid="00107f01"/>
    </style:style>
    <style:style style:name="P5" style:family="paragraph" style:parent-style-name="Heading_20_3">
      <style:text-properties officeooo:rsid="00114714" officeooo:paragraph-rsid="00114714"/>
    </style:style>
    <style:style style:name="P6" style:family="paragraph" style:parent-style-name="Standard" style:list-style-name="L4">
      <style:text-properties officeooo:paragraph-rsid="00107f15"/>
    </style:style>
    <style:style style:name="P7" style:family="paragraph" style:parent-style-name="Standard" style:list-style-name="L4">
      <style:text-properties officeooo:rsid="00107f15" officeooo:paragraph-rsid="00107f15"/>
    </style:style>
    <style:style style:name="P8" style:family="paragraph" style:parent-style-name="Standard">
      <style:text-properties officeooo:paragraph-rsid="00107f15"/>
    </style:style>
    <style:style style:name="P9" style:family="paragraph" style:parent-style-name="Text_20_body" style:list-style-name="L1">
      <style:text-properties officeooo:paragraph-rsid="00035dee"/>
    </style:style>
    <style:style style:name="P10" style:family="paragraph" style:parent-style-name="Text_20_body" style:list-style-name="L1">
      <style:text-properties officeooo:paragraph-rsid="000d39c6"/>
    </style:style>
    <style:style style:name="P11" style:family="paragraph" style:parent-style-name="Text_20_body" style:list-style-name="L1">
      <style:text-properties style:font-name="Liberation Sans1" officeooo:rsid="000ec4f7" officeooo:paragraph-rsid="000ec4f7"/>
    </style:style>
    <style:style style:name="P12" style:family="paragraph" style:parent-style-name="Text_20_body" style:list-style-name="L2">
      <style:text-properties style:font-name="Liberation Sans1" officeooo:rsid="000ec4f7" officeooo:paragraph-rsid="000ec4f7"/>
    </style:style>
    <style:style style:name="P13" style:family="paragraph" style:parent-style-name="Text_20_body" style:list-style-name="L2">
      <style:text-properties style:font-name="Liberation Sans1" officeooo:rsid="000ec1d1" officeooo:paragraph-rsid="000ec4f7"/>
    </style:style>
    <style:style style:name="P14" style:family="paragraph" style:parent-style-name="Text_20_body" style:list-style-name="L5">
      <style:text-properties style:font-name="Liberation Sans1" officeooo:rsid="0012801d" officeooo:paragraph-rsid="0012801d"/>
    </style:style>
    <style:style style:name="P15" style:family="paragraph" style:parent-style-name="Text_20_body" style:list-style-name="L5">
      <style:text-properties style:font-name="Liberation Sans1" officeooo:rsid="0016d444" officeooo:paragraph-rsid="0016d444"/>
    </style:style>
    <style:style style:name="P16" style:family="paragraph" style:parent-style-name="Text_20_body" style:list-style-name="L1">
      <style:text-properties officeooo:rsid="000199e6" officeooo:paragraph-rsid="000199e6"/>
    </style:style>
    <style:style style:name="P17" style:family="paragraph" style:parent-style-name="Text_20_body">
      <style:text-properties officeooo:rsid="000199e6" officeooo:paragraph-rsid="000199e6"/>
    </style:style>
    <style:style style:name="P18" style:family="paragraph" style:parent-style-name="Text_20_body" style:list-style-name="L2">
      <style:text-properties officeooo:paragraph-rsid="0004f497"/>
    </style:style>
    <style:style style:name="P19" style:family="paragraph" style:parent-style-name="Text_20_body" style:list-style-name="L2">
      <style:text-properties officeooo:rsid="0004f497" officeooo:paragraph-rsid="0004f497"/>
    </style:style>
    <style:style style:name="P20" style:family="paragraph" style:parent-style-name="Text_20_body" style:list-style-name="L2">
      <style:text-properties officeooo:rsid="0009c30a" officeooo:paragraph-rsid="0009c30a"/>
    </style:style>
    <style:style style:name="P21" style:family="paragraph" style:parent-style-name="Text_20_body" style:list-style-name="L2">
      <style:text-properties officeooo:rsid="000eb69a" officeooo:paragraph-rsid="000eb69a"/>
    </style:style>
    <style:style style:name="P22" style:family="paragraph" style:parent-style-name="Text_20_body">
      <style:text-properties officeooo:rsid="000eb69a" officeooo:paragraph-rsid="000eb69a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017367"/>
    </style:style>
    <style:style style:name="T3" style:family="text">
      <style:text-properties style:font-name="Liberation Sans1" officeooo:rsid="00035dee"/>
    </style:style>
    <style:style style:name="T4" style:family="text">
      <style:text-properties style:font-name="Liberation Sans1" officeooo:rsid="0004f497"/>
    </style:style>
    <style:style style:name="T5" style:family="text">
      <style:text-properties style:font-name="Liberation Sans1" officeooo:rsid="000d39c6"/>
    </style:style>
    <style:style style:name="T6" style:family="text">
      <style:text-properties style:font-name="Liberation Sans1" officeooo:rsid="000eb69a"/>
    </style:style>
    <style:style style:name="T7" style:family="text">
      <style:text-properties style:font-name="Liberation Sans1" officeooo:rsid="000ec1d1"/>
    </style:style>
    <style:style style:name="T8" style:family="text">
      <style:text-properties style:font-name="Liberation Sans1" officeooo:rsid="00107f01"/>
    </style:style>
    <style:style style:name="T9" style:family="text">
      <style:text-properties style:font-name="Liberation Sans1" officeooo:rsid="00107f15"/>
    </style:style>
    <style:style style:name="T10" style:family="text">
      <style:text-properties officeooo:rsid="0004f497"/>
    </style:style>
    <style:style style:name="T11" style:family="text">
      <style:text-properties officeooo:rsid="000d39c6"/>
    </style:style>
    <style:style style:name="T12" style:family="text">
      <style:text-properties officeooo:rsid="000ec4f7"/>
    </style:style>
    <style:style style:name="T13" style:family="text">
      <style:text-properties fo:font-variant="normal" fo:text-transform="none" fo:color="#303030" style:font-name="Liberation Sans" fo:font-size="12.75pt" fo:letter-spacing="normal" fo:font-style="normal" fo:font-weight="normal"/>
    </style:style>
    <style:style style:name="T14" style:family="text">
      <style:text-properties fo:font-variant="normal" fo:text-transform="none" fo:color="#303030" style:font-name="Liberation Sans" fo:font-size="12.75pt" fo:letter-spacing="normal" fo:font-style="normal" fo:font-weight="normal" officeooo:rsid="00107f01"/>
    </style:style>
    <style:style style:name="T15" style:family="text">
      <style:text-properties fo:font-variant="normal" fo:text-transform="none" fo:color="#303030" style:font-name="Liberation Sans" fo:font-size="12.75pt" fo:letter-spacing="normal" fo:font-style="normal" fo:font-weight="normal" officeooo:rsid="00114714"/>
    </style:style>
    <style:style style:name="T16" style:family="text">
      <style:text-properties fo:font-variant="normal" fo:text-transform="none" fo:color="#303030" style:font-name="Liberation Sans" fo:font-size="12.75pt" fo:letter-spacing="normal" fo:font-style="normal" fo:font-weight="normal" officeooo:rsid="00107f15"/>
    </style:style>
    <style:style style:name="T17" style:family="text">
      <style:text-properties style:font-name="Liberation Sans" officeooo:rsid="00107f01"/>
    </style:style>
    <style:style style:name="T18" style:family="text">
      <style:text-properties officeooo:rsid="00157d94"/>
    </style:style>
    <style:style style:name="T19" style:family="text">
      <style:text-properties officeooo:rsid="0017be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ypothèses</text:h>
      <text:list xml:id="list474056520" text:style-name="L1">
        <text:list-item>
          <text:p text:style-name="P10"><text:span text:style-name="T2">BC + rapide quand D </text:span><text:span text:style-name="T6">faible</text:span><text:span text:style-name="T2"> car on prend moins de temps pour viser </text:span></text:p>
        </text:list-item>
        <text:list-item>
          <text:p text:style-name="P10"><text:span text:style-name="T5">BC aussi rapide que Curseur mais + erreur quand </text:span><text:span text:style-name="T3">D fort </text:span><text:span text:style-name="T5">car on </text:span></text:p>
        </text:list-item>
        <text:list-item>
          <text:p text:style-name="P16"><text:span text:style-name="T1">Curseur – erreur </text:span><text:span text:style-name="T3">et + rapide </text:span><text:span text:style-name="T1">quand T grand car on peut pointer plus approximativement </text:span><text:span text:style-name="T3">que BC</text:span></text:p>
        </text:list-item>
        <text:list-item>
          <text:p text:style-name="P9"><text:span text:style-name="T3">BC + rapide et – erreur quand T petit c</text:span><text:span text:style-name="T4">ar les petits T entraînent une visé plus chiante pour Curseur</text:span></text:p>
        </text:list-item>
        <text:list-item>
          <text:p text:style-name="P11">BC et Curseur peuvent être + ou – performants suivant la situation de T et D mais A ne va pas rendre une technique + performante que l’autre </text:p>
        </text:list-item>
      </text:list>
      <text:p text:style-name="P17"/>
      <text:h text:style-name="P2" text:outline-level="1">V<text:span text:style-name="T10">aleurs des paramètres</text:span></text:h>
      <text:list xml:id="list1184156267" text:style-name="L2">
        <text:list-item>
          <text:p text:style-name="P19">A</text:p>
          <text:list>
            <text:list-item>
              <text:p text:style-name="P18"><text:span text:style-name="T4">1</text:span><text:span text:style-name="T7">00mm</text:span></text:p>
            </text:list-item>
            <text:list-item>
              <text:p text:style-name="P13">2<text:span text:style-name="T12">00mm</text:span></text:p>
            </text:list-item>
            <text:list-item>
              <text:p text:style-name="P12">50mm</text:p>
            </text:list-item>
          </text:list>
        </text:list-item>
        <text:list-item>
          <text:p text:style-name="P19">T</text:p>
          <text:list>
            <text:list-item>
              <text:p text:style-name="P20">T1 = <text:span text:style-name="T11">20mm</text:span></text:p>
            </text:list-item>
            <text:list-item>
              <text:p text:style-name="P20">T2 = <text:span text:style-name="T11">10mm</text:span></text:p>
            </text:list-item>
            <text:list-item>
              <text:p text:style-name="P20">T3 = <text:span text:style-name="T11">5mm</text:span></text:p>
            </text:list-item>
            <text:list-item>
              <text:p text:style-name="P20">T4 = <text:span text:style-name="T11">2,5mm</text:span></text:p>
            </text:list-item>
          </text:list>
        </text:list-item>
        <text:list-item>
          <text:p text:style-name="P20">D</text:p>
          <text:list>
            <text:list-item>
              <text:p text:style-name="P21">D1 = 20%</text:p>
            </text:list-item>
            <text:list-item>
              <text:p text:style-name="P21">D2 = 100%</text:p>
            </text:list-item>
            <text:list-item>
              <text:p text:style-name="P21">D3 = 200%</text:p>
            </text:list-item>
          </text:list>
        </text:list-item>
      </text:list>
      <text:p text:style-name="P22"/>
      <text:h text:style-name="P3" text:outline-level="1"><text:soft-page-break/>Protocole expérimental</text:h>
      <text:h text:style-name="P4" text:outline-level="3">Setup</text:h>
      <text:list xml:id="list3585642867" text:style-name="L4">
        <text:list-item>
          <text:p text:style-name="P6"><text:span text:style-name="T8">Ordinateur : Dell G3 17</text:span></text:p>
        </text:list-item>
        <text:list-item>
          <text:p text:style-name="P6"><text:span text:style-name="T9">É</text:span><text:span text:style-name="T8">cran 17.3 pouces </text:span><text:span text:style-name="T17">(</text:span><text:span text:style-name="T13">34,5 x 25,9 cm</text:span><text:span text:style-name="T14">)</text:span></text:p>
        </text:list-item>
        <text:list-item>
          <text:p text:style-name="P7"><text:span text:style-name="T14">O</text:span><text:span text:style-name="T13">S Windows 10</text:span></text:p>
        </text:list-item>
        <text:list-item>
          <text:p text:style-name="P6"><text:span text:style-name="T16">Souris </text:span><text:span text:style-name="T15">APM sans fil</text:span></text:p>
        </text:list-item>
      </text:list>
      <text:p text:style-name="P8"><text:span text:style-name="T15"/></text:p>
      <text:h text:style-name="P5" text:outline-level="3">Ordonnancement</text:h>
      <text:list xml:id="list1601419612" text:style-name="L5">
        <text:list-item>
          <text:p text:style-name="P14">P &lt;</text:p>
          <text:list>
            <text:list-item>
              <text:p text:style-name="P15">5, A, <text:span text:style-name="T19">T, D ?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Tahom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2-17T21:28:59.894000000</dc:date>
    <meta:editing-duration>PT2H18M8S</meta:editing-duration>
    <meta:editing-cycles>10</meta:editing-cycles>
    <meta:document-statistic meta:table-count="0" meta:image-count="0" meta:object-count="0" meta:page-count="2" meta:paragraph-count="29" meta:word-count="174" meta:character-count="742" meta:non-whitespace-character-count="614"/>
  </office:meta>
</office:document-meta>
</file>